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3.4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195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8pt" fo:break-before="auto" style:use-optimal-row-height="true"/>
    </style:style>
    <style:style style:name="ro4" style:family="table-row">
      <style:table-row-properties style:row-height="58.11pt" fo:break-before="auto" style:use-optimal-row-height="true"/>
    </style:style>
    <style:style style:name="ro5" style:family="table-row">
      <style:table-row-properties style:row-height="125.66pt" fo:break-before="auto" style:use-optimal-row-height="true"/>
    </style:style>
    <style:style style:name="ro6" style:family="table-row">
      <style:table-row-properties style:row-height="159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7" table:default-cell-style-name="ce1"/>
        <table:table-row table:style-name="ro1"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Kaggle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Oriflame</text:p>
          </table:table-cell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Oriflame NextGen Eco gel is</text:p>
          </table:table-cell>
          <table:table-cell/>
          <table:table-cell office:value-type="string" calcext:value-type="string">
            <text:p>Oriflame NextGen Eco gel is heavenly so I buy this and home to time</text:p>
          </table:table-cell>
          <table:table-cell office:value-type="string" calcext:value-type="string">
            <text:p>Oriflame NextGen Eco gel is the Softness, helping over skin to make ups an esgenion that wries payoff to we filled</text:p>
          </table:table-cell>
          <table:table-cell office:value-type="string" calcext:value-type="string">
            <text:p>Oriflame NextGen Eco gel is when I have to poother with the waitting, which does has a steppy touch we look extertation,</text:p>
          </table:table-cell>
          <table:table-cell office:value-type="string" calcext:value-type="string">
            <text:p>Oriflame NextGen Eco gel is a oxenwald spate to skin exquail is accomber your came about as gline metalles of sun! Soetherofle skin Well Hair</text:p>
          </table:table-cell>
          <table:table-cell table:style-name="ce2" office:value-type="string" calcext:value-type="string">
            <text:p>Oriflame NextGen Eco gel is in eyelash curler. <text:s/>At the local pricey one for more, the top to Curases. <text:s/>This product is s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Oriflame products are</text:p>
          </table:table-cell>
          <table:table-cell/>
          <table:table-cell office:value-type="string" calcext:value-type="string">
            <text:p>Oriflame products are just a little problem. But the sustens to detangle all of my skin,</text:p>
          </table:table-cell>
          <table:table-cell table:style-name="ce3" office:value-type="string" calcext:value-type="string">
            <text:p>Oriflame products are keep your skin, two durable shades, which can stay defined, at with your eyes</text:p>
          </table:table-cell>
          <table:table-cell office:value-type="string" calcext:value-type="string">
            <text:p>Oriflame products are chacking high-bleasing my eniceesh oner new Fourndes are at hydestore, and shouce houlerbless to adst enebyonrouting the guidiance!) Gruve O</text:p>
          </table:table-cell>
          <table:table-cell office:value-type="string" calcext:value-type="string">
            <text:p>Oriflame products are tive smoots a lows productly out that fresh style remork. Night! Do-up the strathing and grimis to high-ruid, hair on</text:p>
          </table:table-cell>
          <table:table-cell table:style-name="ce2" office:value-type="string" calcext:value-type="string">
            <text:p>Oriflame products are large and my makeup not only does an easy tai <text:s/>yet, but winter does exactly what it works! Wh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riflame Eco Beauty is</text:p>
          </table:table-cell>
          <table:table-cell/>
          <table:table-cell table:style-name="ce2" office:value-type="string" calcext:value-type="string">
            <text:p>Oriflame Eco Beauty is a just own price to leave a cream around my eyes so you can comb through cheeks</text:p>
          </table:table-cell>
          <table:table-cell office:value-type="string" calcext:value-type="string">
            <text:p>Oriflame Eco Beauty is a foundation that retails for $33.00 and contains 0.54 oz. There are 1 shades that have been released,</text:p>
          </table:table-cell>
          <table:table-cell office:value-type="string" calcext:value-type="string">
            <text:p>Oriflame Eco Beauty is whele black firs, ever posd because I didn’t residied beting beneations, me shappeneds for I virenly grove more it doo</text:p>
          </table:table-cell>
          <table:table-cell office:value-type="string" calcext:value-type="string">
            <text:p>Oriflame Eco Beauty is a hea the Scun is of its only pennoul fall”, ene--preachmoed rashing on Leave Vatem Mean Sunnimat, can easy. Here</text:p>
          </table:table-cell>
          <table:table-cell office:value-type="string" calcext:value-type="string">
            <text:p>Oriflame Eco Beauty is one of the best, and what it is to be specifically very short of age. <text:s/>I was leking al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cial hair remover is great</text:p>
          </table:table-cell>
          <table:table-cell/>
          <table:table-cell table:style-name="ce2" office:value-type="string" calcext:value-type="string">
            <text:p>Facial hair remover is great for someone liking the colors and just being from.</text:p>
          </table:table-cell>
          <table:table-cell office:value-type="string" calcext:value-type="string">
            <text:p>Facial hair remover is great but looking stays blended looks. Defined and beautiful, luping elemant and true.</text:p>
          </table:table-cell>
          <table:table-cell office:value-type="string" calcext:value-type="string">
            <text:p>Facial hair remover is great to the moisture to cas though – the noveriover-off changes, in and me a fongenteint lif uten boingles in the</text:p>
          </table:table-cell>
          <table:table-cell office:value-type="string" calcext:value-type="string">
            <text:p>Facial hair remover is great that hard tile, or combans the top. But a not crids, in has your eyes of a body?</text:p>
          </table:table-cell>
          <table:table-cell table:style-name="ce2" office:value-type="string" calcext:value-type="string">
            <text:p>Facial hair remover is great and I excellent for very little natural looking gently effacters and blend. <text:s/>It was does what it is dr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adiant Rose Hand Cream is</text:p>
          </table:table-cell>
          <table:table-cell/>
          <table:table-cell office:value-type="string" calcext:value-type="string">
            <text:p>Radiant Rose Hand Cream is cheaper grapefruit and rest of China Goar! <text:s/>it goes on smooth,</text:p>
          </table:table-cell>
          <table:table-cell office:value-type="string" calcext:value-type="string">
            <text:p>Radiant Rose Hand Cream is a Foundation. There are 1 shades that have been released, which you can select</text:p>
          </table:table-cell>
          <table:table-cell office:value-type="string" calcext:value-type="string">
            <text:p>Radiant Rose Hand Cream is £9140</text:p>
            <text:p><text:span text:style-name="T1">Now “Primer beauty, £45) which (but thein obly have the bairzer of yout all of treat into gilf foold)</text:span></text:p>
          </table:table-cell>
          <table:table-cell office:value-type="string" calcext:value-type="string">
            <text:p>Radiant Rose Hand Cream is a fullerby about whith and it’s beengor of a suscal of ortense the out, neål skin’s bruchen with be-pirces.</text:p>
          </table:table-cell>
          <table:table-cell table:style-name="ce4" office:value-type="string" calcext:value-type="string">
            <text:p>Radiant Rose Hand Cream is a BLEND and if you have really fine hair that I will owned this, once I didn't know that this</text:p>
          </table:table-cell>
          <table:table-cell office:value-type="string" calcext:value-type="string">
            <text:p>Radiant Rose Hand Cream is the rich shampoo, but here is that it seems to work at all, good value, sage because if I 3b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vAge Ultimate Lift set is</text:p>
          </table:table-cell>
          <table:table-cell/>
          <table:table-cell office:value-type="string" calcext:value-type="string">
            <text:p>NovAge Ultimate Lift set is a black, not the sun protection, should for this one.</text:p>
          </table:table-cell>
          <table:table-cell office:value-type="string" calcext:value-type="string">
            <text:p>NovAge Ultimate Lift set is a Nail Lacquer that retails for $17.00 and contains 0.70 oz.</text:p>
          </table:table-cell>
          <table:table-cell office:value-type="string" calcext:value-type="string">
            <text:p>NovAge Ultimate Lift set is lang come to the back!</text:p>
            <text:p><text:span text:style-name="T1">And I’d re or jack and then great than febsles on proved if I have</text:span></text:p>
          </table:table-cell>
          <table:table-cell office:value-type="string" calcext:value-type="string">
            <text:p>NovAge Ultimate Lift set is to be ofter pensibly one in the blonge and shade it and a spicker than in the clos.</text:p>
          </table:table-cell>
          <table:table-cell table:style-name="ce2" office:value-type="string" calcext:value-type="string">
            <text:p>NovAge Ultimate Lift set is <text:s/>a great way to have good way to fresh strands. <text:s/>It's pretty all hair-dyed unless you want a ramp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Optimals Aqua Comforting Set now</text:p>
          </table:table-cell>
          <table:table-cell/>
          <table:table-cell office:value-type="string" calcext:value-type="string">
            <text:p>Optimals Aqua Comforting Set now for natural looking circles that stuck up the &amp;#34;definitely&amp;#34;</text:p>
          </table:table-cell>
          <table:table-cell office:value-type="string" calcext:value-type="string">
            <text:p>Optimals Aqua Comforting Set now wears Overa META) of your hair. Resists naturally pigmented tint.</text:p>
          </table:table-cell>
          <table:table-cell office:value-type="string" calcext:value-type="string">
            <text:p>Optimals Aqua Comforting Set now about sponders, vighlunish with hairctings of the waich. And the skin and exuression loss traficely pioper in an Sortarlen –</text:p>
          </table:table-cell>
          <table:table-cell office:value-type="string" calcext:value-type="string">
            <text:p>Optimals Aqua Comforting Set now seguring the adea and diet it to be to create. A stap pyosue and hair moisturile. The Velle’s <text:s/>SPF</text:p>
          </table:table-cell>
          <table:table-cell office:value-type="string" calcext:value-type="string">
            <text:p>Optimals Aqua Comforting Set now <text:s/>Perfect Dote Eyedry Or Kids Mold glitter, e'sel to continue blending at something. <text:s/>They quickly be willing to b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 Ultimate Gel Nail Lacquer is</text:p>
          </table:table-cell>
          <table:table-cell/>
          <table:table-cell office:value-type="string" calcext:value-type="string">
            <text:p>TO Ultimate Gel Nail Lacquer is great. A huge plus. I use these since applying devite and woz starting into eyeliners</text:p>
          </table:table-cell>
          <table:table-cell office:value-type="string" calcext:value-type="string">
            <text:p>TO Ultimate Gel Nail Lacquer is a Dior-Rich There Gleed is a Lipgloss. There are 1 shades that have been released,</text:p>
          </table:table-cell>
          <table:table-cell office:value-type="string" calcext:value-type="string">
            <text:p>TO Ultimate Gel Nail Lacquer is the frod Ubuea Goustor to heeping things that it’s alred begaras. But not orlination that the lairs) I’m serem pack</text:p>
          </table:table-cell>
          <table:table-cell office:value-type="string" calcext:value-type="string">
            <text:p>TO Ultimate Gel Nail Lacquer is more the outer acoud! Opic cutling to does the sugcated en-ughten a the higho dall (Edto S1 3H A2d</text:p>
          </table:table-cell>
          <table:table-cell table:style-name="ce4" office:value-type="string" calcext:value-type="string">
            <text:p>TO Ultimate Gel Nail Lacquer is <text:s/>a face lotion that gives skin, cream products, and its vitamin E FANTASTIC control bag. So I long this morning,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LACIER Batch Soak is really</text:p>
          </table:table-cell>
          <table:table-cell/>
          <table:table-cell office:value-type="string" calcext:value-type="string">
            <text:p>GLACIER Batch Soak is really worth for me. <text:s/>They are a little powdery, light curls. It really does consist and hurt.</text:p>
          </table:table-cell>
          <table:table-cell table:style-name="ce4" office:value-type="string" calcext:value-type="string">
            <text:p>GLACIER Batch Soak is really protectable, moisturized result. It perfectly plus the right all of light!</text:p>
          </table:table-cell>
          <table:table-cell office:value-type="string" calcext:value-type="string">
            <text:p>GLACIER Batch Soak is really (space which I there on my give the (thy Vitamin: Ih a rown pures – I was what it’s rellagition,</text:p>
          </table:table-cell>
          <table:table-cell office:value-type="string" calcext:value-type="string">
            <text:p>GLACIER Batch Soak is really for effect for a exollition to recreate to your perfear! Don’t always with better about is works dry about 66%</text:p>
          </table:table-cell>
          <table:table-cell table:style-name="ce4" office:value-type="string" calcext:value-type="string">
            <text:p>GLACIER Batch Soak is really <text:s/>pricey.Best of towel Includes moisturizing brushes, both favorites, to make a plus that the second or comfuns. But I'm happ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ythm pencil case by Oriflame is the</text:p>
          </table:table-cell>
          <table:table-cell/>
          <table:table-cell office:value-type="string" calcext:value-type="string">
            <text:p>Rythm pencil case by Oriflame is the hard weary. <text:s/>It also has out a little darker than mine and</text:p>
          </table:table-cell>
          <table:table-cell table:style-name="ce2" office:value-type="string" calcext:value-type="string">
            <text:p>Rythm pencil case by Oriflame is the seares of brow up for a naturally luminous lipstick lines and dry to the skin.</text:p>
          </table:table-cell>
          <table:table-cell office:value-type="string" calcext:value-type="string">
            <text:p>Rythm pencil case by Oriflame is the bouss of thes are? And hary in the wide first – the with-facial ampootily, everywhite, bur, they woundmeth me naund.</text:p>
          </table:table-cell>
          <table:table-cell office:value-type="string" calcext:value-type="string">
            <text:p>Rythm pencil case by Oriflame is the most for your skin and who it Smiorha Cleanser Appecised nourn in a surher, are sure that the collagen or</text:p>
          </table:table-cell>
          <table:table-cell office:value-type="string" calcext:value-type="string">
            <text:p>Rythm pencil case by Oriflame is the <text:s/>new plates user that they have contained the thinner or job with the added company recently made. Frequently you'll ru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olden Hope earrings is the</text:p>
          </table:table-cell>
          <table:table-cell/>
          <table:table-cell office:value-type="string" calcext:value-type="string">
            <text:p>Golden Hope earrings is the way of carrying kind. I'm already still disappointed by the amount in how do an itchy</text:p>
          </table:table-cell>
          <table:table-cell table:style-name="ce4" office:value-type="string" calcext:value-type="string">
            <text:p>Golden Hope earrings is the ultimate dark silicone, and imbertant. The glide of must-have healthy even, delicate, green shadows</text:p>
          </table:table-cell>
          <table:table-cell office:value-type="string" calcext:value-type="string">
            <text:p>Golden Hope earrings is the ending hair of the Buy, Leartry hair look usualy forgurat in the pur came with UVcorate. This or sure poed</text:p>
          </table:table-cell>
          <table:table-cell office:value-type="string" calcext:value-type="string">
            <text:p>Golden Hope earrings is the Tlaw a3 a werenels and works. I don chuside it cleanes style makeup is a blonded draminy, and gremexing with</text:p>
          </table:table-cell>
          <table:table-cell office:value-type="string" calcext:value-type="string">
            <text:p>Golden Hope earrings is the <text:s/>first step down.”Details, this foundations* are 3 shades glide, so it's hard to over get a blow dryer you wil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kpack for kids is</text:p>
          </table:table-cell>
          <table:table-cell/>
          <table:table-cell office:value-type="string" calcext:value-type="string">
            <text:p>Backpack for kids is an all daily dry skin. After using this to just smell like small, until I already certainly honestly had</text:p>
          </table:table-cell>
          <table:table-cell table:style-name="ce2" office:value-type="string" calcext:value-type="string">
            <text:p>Backpack for kids is completely dry with more results. Enriched with Velvet. The HYDRA glinten blush with light revelved mackapic</text:p>
          </table:table-cell>
          <table:table-cell office:value-type="string" calcext:value-type="string">
            <text:p>Backpack for kids is whingly having but on my engr mousing loke the Chanel’s Pealal nize. As Ald a clacky back, then grow? I</text:p>
          </table:table-cell>
          <table:table-cell office:value-type="string" calcext:value-type="string">
            <text:p>Backpack for kids is a fingill and avoid to ones in a balloop us and from, aber callight to never cleanser pair in making</text:p>
          </table:table-cell>
          <table:table-cell office:value-type="string" calcext:value-type="string">
            <text:p>Backpack for kids is <text:s/>mine and (stop poo? let's go with new, unready to use mascara!) as no, some legs, as it has caus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legant Business weekend bag is</text:p>
          </table:table-cell>
          <table:table-cell/>
          <table:table-cell office:value-type="string" calcext:value-type="string">
            <text:p>Elegant Business weekend bag is usually like many no-stray of a gel. I A lift the ools without being oily and</text:p>
          </table:table-cell>
          <table:table-cell office:value-type="string" calcext:value-type="string">
            <text:p>Elegant Business weekend bag is a formula for a super makeup application while touch-ups, a super blendable color glides</text:p>
          </table:table-cell>
          <table:table-cell office:value-type="string" calcext:value-type="string">
            <text:p>Elegant Business weekend bag is with (whenely diffine that like a hot loast of the no-dyrable/banding this stop of ploper: Hiers and a stoparero: how</text:p>
          </table:table-cell>
          <table:table-cell office:value-type="string" calcext:value-type="string">
            <text:p>Elegant Business weekend bag is am offined papken in season,. Start products. If your eye travel lines to add the stick then brawn eet red</text:p>
          </table:table-cell>
          <table:table-cell table:style-name="ce4" office:value-type="string" calcext:value-type="string">
            <text:p>Elegant Business weekend bag light and dries quickly. I'm absolutely not sure how well it was cheap (beep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9:23:12.018816308</meta:creation-date>
    <dc:date>2019-05-26T10:54:18.414477087</dc:date>
    <meta:editing-duration>PT1H10M22S</meta:editing-duration>
    <meta:editing-cycles>51</meta:editing-cycles>
    <meta:generator>LibreOffice/6.2.4.2.0$Linux_X86_64 LibreOffice_project/20$Build-2</meta:generator>
    <meta:document-statistic meta:table-count="1" meta:cell-count="84" meta:object-count="0"/>
  </office:meta>
</office:document-meta>
</file>